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Symbol"/>
      </text:list-level-style-bullet>
      <text:list-level-style-bullet text:level="2" text:style-name="WW_CharLFO5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5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5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5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5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5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5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5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Textbody" style:family="paragraph">
      <style:paragraph-properties fo:text-align="justify"/>
    </style:style>
    <style:style style:name="P3" style:parent-style-name="Textbody" style:family="paragraph">
      <style:paragraph-properties fo:text-align="justify"/>
    </style:style>
    <style:style style:name="P4" style:parent-style-name="Textbody" style:family="paragraph">
      <style:paragraph-properties fo:text-align="justify"/>
    </style:style>
    <style:style style:name="P5" style:parent-style-name="Titre1"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extbody" style:family="paragraph">
      <style:paragraph-properties fo:text-align="justify"/>
    </style:style>
    <style:style style:name="P9" style:parent-style-name="Textbody" style:family="paragraph">
      <style:paragraph-properties fo:text-align="justify"/>
    </style:style>
    <style:style style:name="P10" style:parent-style-name="Textbody" style:family="paragraph">
      <style:paragraph-properties fo:text-align="justify"/>
    </style:style>
    <style:style style:name="P11" style:parent-style-name="Textbody" style:family="paragraph">
      <style:paragraph-properties fo:text-align="justify"/>
      <style:text-properties fo:font-weight="bold" style:font-weight-asian="bold" style:font-weight-complex="bold"/>
    </style:style>
    <style:style style:name="P12" style:parent-style-name="Textbody" style:family="paragraph">
      <style:paragraph-properties fo:text-align="justify"/>
    </style:style>
    <style:style style:name="P13" style:parent-style-name="Textbody" style:family="paragraph">
      <style:paragraph-properties fo:text-align="justify"/>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itre1" style:family="paragraph">
      <style:paragraph-properties fo:text-align="justify"/>
    </style:style>
    <style:style style:name="P19" style:parent-style-name="Textbody" style:family="paragraph">
      <style:paragraph-properties fo:text-align="justify"/>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T22" style:parent-style-name="Policepardéfaut" style:family="text">
      <style:text-properties fo:font-weight="bold" style:font-weight-asian="bold" style:font-weight-complex="bold"/>
    </style:style>
    <style:style style:name="T23" style:parent-style-name="Policepardéfaut" style:family="text">
      <style:text-properties fo:font-weight="bold" style:font-weight-asian="bold" style:font-weight-complex="bold"/>
    </style:style>
    <style:style style:name="P24" style:parent-style-name="Textbody" style:family="paragraph">
      <style:paragraph-properties fo:text-align="justify"/>
    </style:style>
    <style:style style:name="T25" style:parent-style-name="Policepardéfaut" style:family="text">
      <style:text-properties fo:font-weight="bold" style:font-weight-asian="bold" style:font-weight-complex="bold"/>
    </style:style>
    <style:style style:name="P26" style:parent-style-name="Textbody" style:family="paragraph">
      <style:paragraph-properties fo:text-align="justify"/>
    </style:style>
    <style:style style:name="P27" style:parent-style-name="Textbody" style:family="paragraph">
      <style:paragraph-properties fo:text-align="justify"/>
    </style:style>
    <style:style style:name="P28" style:parent-style-name="Textbody" style:family="paragraph">
      <style:paragraph-properties fo:text-align="justify"/>
    </style:style>
    <style:style style:name="P29" style:parent-style-name="Titre1" style:family="paragraph">
      <style:paragraph-properties fo:text-align="justify"/>
    </style:style>
    <style:style style:name="P30" style:parent-style-name="Textbody" style:family="paragraph">
      <style:paragraph-properties fo:text-align="justify"/>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P33" style:parent-style-name="Textbody" style:family="paragraph">
      <style:paragraph-properties fo:text-align="justify"/>
    </style:style>
  </office:automatic-styles>
  <office:body>
    <office:text text:use-soft-page-breaks="true">
      <text:p text:style-name="P1">Liste des pouvoirs uniques</text:p>
      <text:p text:style-name="Sous-titre">Non prévus par les règles et donc non insérable sur Anathema</text:p>
      <text:p text:style-name="P2"/>
      <text:p text:style-name="P3"/>
      <text:p text:style-name="P4"/>
      <text:h text:style-name="P5" text:outline-level="1">I Evocation</text:h>
      <text:p text:style-name="P6"><text:tab/>Ce que j'ai appelé l'Evocation, c'est la capacité à appeler la brume de la mer des Esprits pour la modeler. J'ai découvert trois<text:s/>effets différents:</text:p>
      <text:list text:style-name="LFO1" text:continue-numbering="true">
        <text:list-item>
          <text:p text:style-name="P7">Sur un terrain classique de Création, il ne se passe rien, la brume ne vient pas. Rien ne se passe non plus sur un domaine teinté par l'outremonde.</text:p>
        </text:list-item>
        <text:list-item>
          <text:p text:style-name="P8">Dans un domaine non capé par un manoir, la brume vient, m'entoure. Je peux m'en servir pour passer dans la mer des Esprits.</text:p>
        </text:list-item>
        <text:list-item>
          <text:p text:style-name="P9">Dans un lieu envahi par les fées, je peux appeler la brume et la manipuler pour reconstruire les lieux à ma convenance, si je prends suffisament de temps. Cet effet se rapproche de foyer de création du Kaos, un charme solaire des temps ancien. Cela devrait aussi fonctionner aux frontières de Création.</text:p>
        </text:list-item>
        <text:list-item>
          <text:p text:style-name="P10">Dans la mer de l'Esprit, je peux modeler aussi les choses, mais elles ont tendance à redevenir de la brume si je ne fais pas attention à bien les connecter à Création.</text:p>
        </text:list-item>
      </text:list>
      <text:p text:style-name="P11">Projets:</text:p>
      <text:list text:style-name="LFO2" text:continue-numbering="true">
        <text:list-item>
          <text:p text:style-name="P12">Il faut que j'essaye de modeler la brume dans un domaine. Puis-je m'en servir afin de construire des choses et de manipuler le domaine ? Changer sa nature ?</text:p>
        </text:list-item>
        <text:list-item>
          <text:p text:style-name="P13"><text:s/>Construire un domaine qui aurait un aspect lié à Cythérea, voir à l'étoile blanche. Quel pourrait être l'effet du noyeau-gemme d'un manoir qui le cape ? N'est-ce pas hérétique de placer un manoir sur un tel domaine ?</text:p>
        </text:list-item>
        <text:list-item>
          <text:p text:style-name="P14">Il faut que je trouve des idées pour agrandir ma panoplie d'artefacts. C'est un peu gâcher mon potentiel que de ne pas en fabriquer plus...</text:p>
        </text:list-item>
      </text:list>
      <text:p text:style-name="P15"/>
      <text:p text:style-name="P16"/>
      <text:p text:style-name="P17"/>
      <text:h text:style-name="P18" text:outline-level="1">II Chants de Création</text:h>
      <text:p text:style-name="P19"><text:tab/>Je dispose d'un Chant de Création, lié à l'Etoile blanche. <text:s/>Pour 4 points de volonté, il me permet de développer instantanément tous le potentiel d'un être, qu'il se rende soudainement compte de tous ce qu'il peut<text:s/>être. Dans les faits, ça veut dire que la personne qui le subit passe instantanément à 10 en quintessence jusqu'à la fin de la scène.</text:p>
      <text:p text:style-name="P20"><text:tab/>C'est ce chant de Création que je raffine dans les arts lyriques que je développe. Pour l'instant, j'en ai prévu deux:</text:p>
      <text:list text:style-name="LFO3" text:continue-numbering="true">
        <text:list-item>
          <text:p text:style-name="P21"><text:span text:style-name="T22">Le</text:span><text:span text:style-name="T23"><text:s/>style du Courtisan (6 sur 8):</text:span><text:s/>c'est un style de chant dont la finalité est de calmer et<text:s/><text:soft-page-break/>d'amener à la raison les dirigeants de Création. L'objectif final est bien entendu de rendre plus rationnels les décisions des puissants afin de réduire les maux de Création. Je compte sur son utilité et sur quelques coups de pouce pour que le style se développe le plus possible.</text:p>
        </text:list-item>
        <text:list-item>
          <text:p text:style-name="P24"><text:span text:style-name="T25">Le style du Griot <text:s/>(0 sur 12):</text:span><text:s/>c'est un style qui est axé sur la préservation du savoir et des histoires des communautés de Création. Le griot<text:s/>est un intermédiaire entre les communautés, mais aussi entre les communautés et la nature afin de favoriser des développement harmonieux des installations humaines sur Création. En plus du chant de Création, j'ai distillé dedans le cadeau de Gaïa, pour que sa compassion soit plus communément partagé sur Création. Comme le style du courtisan, j'ai hâte que son utilisation se développe. Contrairement au style du courtisan par contre, je compte essayer de contrôler (à minima) son développement afin qu'il serve effectivement à développer et protéger l'harmonie et la diversité des cultures de Création et qu'il ne soit pas accaparé par des gens dont les rêves trop glorieux écraseraient ceux des autres... Un autre intérêt du style de griot est de pratiquer pour mieux comprendre un certain nombre de concepts lié à la mission que m'a donné la dame en vert : guérir les Yozis.</text:p>
        </text:list-item>
      </text:list>
      <text:p text:style-name="P26"><text:tab/>Un troisième style est en travaux, il devrait me permettre de guérir effectivement les yozis, grâce à une compréhension particulièrement fine de la nature des êtres de création et une compréhension au moins partielle des problèmes de chacun d'entre eux.</text:p>
      <text:p text:style-name="P27"/>
      <text:p text:style-name="P28"/>
      <text:h text:style-name="P29" text:outline-level="1">III Le cadeau de Gaïa</text:h>
      <text:p text:style-name="P30"/>
      <text:p text:style-name="P31"><text:tab/>Le troisième pouvoir unique que je possède m'a été transmis par la dame en vert, que nous pensons être un aspect de Gaïa (l'un de ses dévas ?). C'est une note qui contient une partie de la compassion que Gaïa éprouve pour ses enfants. Je ne la prends pas pour un pouvoir en soi, plutôt comme un ingrédient pour fabriquer des styles lyriques qui incluent cette part mystique de Gaïa.</text:p>
      <text:p text:style-name="P32"><text:tab/>Ceci dit, un projet intéressant serait de chanter cette note ou de l'emmêler dans mes chants face à des publics particuliers:</text:p>
      <text:list text:style-name="LFO5" text:continue-numbering="true">
        <text:list-item>
          <text:p text:style-name="P33">Les démons, selon leur obédience et leur puissance. Ce serait un bon test pour comprendre comment les démons et les yozis réagiront à leur "guériso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Symbol"/>
      </text:list-level-style-bullet>
      <text:list-level-style-bullet text:level="2" text:style-name="WW_CharLFO5LVL2" text:bullet-char="o">
        <style:list-level-properties text:space-before="0.9902in" text:min-label-width="0.25in" text:list-level-position-and-space-mode="label-alignment">
          <style:list-level-label-alignment text:label-followed-by="listtab" fo:margin-left="1.2402in" fo:text-indent="-0.25in"/>
        </style:list-level-properties>
        <style:text-properties style:font-name="Courier New"/>
      </text:list-level-style-bullet>
      <text:list-level-style-bullet text:level="3" text:style-name="WW_CharLFO5LVL3"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Wingdings"/>
      </text:list-level-style-bullet>
      <text:list-level-style-bullet text:level="4" text:style-name="WW_CharLFO5LVL4"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Symbol"/>
      </text:list-level-style-bullet>
      <text:list-level-style-bullet text:level="5" text:style-name="WW_CharLFO5LVL5" text:bullet-char="o">
        <style:list-level-properties text:space-before="2.4902in" text:min-label-width="0.25in" text:list-level-position-and-space-mode="label-alignment">
          <style:list-level-label-alignment text:label-followed-by="listtab" fo:margin-left="2.7402in" fo:text-indent="-0.25in"/>
        </style:list-level-properties>
        <style:text-properties style:font-name="Courier New"/>
      </text:list-level-style-bullet>
      <text:list-level-style-bullet text:level="6" text:style-name="WW_CharLFO5LVL6" text:bullet-char="">
        <style:list-level-properties text:space-before="2.9902in" text:min-label-width="0.25in" text:list-level-position-and-space-mode="label-alignment">
          <style:list-level-label-alignment text:label-followed-by="listtab" fo:margin-left="3.2402in" fo:text-indent="-0.25in"/>
        </style:list-level-properties>
        <style:text-properties style:font-name="Wingdings"/>
      </text:list-level-style-bullet>
      <text:list-level-style-bullet text:level="7" text:style-name="WW_CharLFO5LVL7" text:bullet-char="">
        <style:list-level-properties text:space-before="3.4902in" text:min-label-width="0.25in" text:list-level-position-and-space-mode="label-alignment">
          <style:list-level-label-alignment text:label-followed-by="listtab" fo:margin-left="3.7402in" fo:text-indent="-0.25in"/>
        </style:list-level-properties>
        <style:text-properties style:font-name="Symbol"/>
      </text:list-level-style-bullet>
      <text:list-level-style-bullet text:level="8" text:style-name="WW_CharLFO5LVL8" text:bullet-char="o">
        <style:list-level-properties text:space-before="3.9902in" text:min-label-width="0.25in" text:list-level-position-and-space-mode="label-alignment">
          <style:list-level-label-alignment text:label-followed-by="listtab" fo:margin-left="4.2402in" fo:text-indent="-0.25in"/>
        </style:list-level-properties>
        <style:text-properties style:font-name="Courier New"/>
      </text:list-level-style-bullet>
      <text:list-level-style-bullet text:level="9" text:style-name="WW_CharLFO5LVL9" text:bullet-char="">
        <style:list-level-properties text:space-before="4.4902in" text:min-label-width="0.25in" text:list-level-position-and-space-mode="label-alignment">
          <style:list-level-label-alignment text:label-followed-by="listtab" fo:margin-left="4.7402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raneir Faelan</dc:creator>
    <meta:creation-date>2009-04-16T11:32:00Z</meta:creation-date>
    <dc:date>2018-11-29T14:16:00Z</dc:date>
    <meta:template xlink:href="Normal.dotm" xlink:type="simple"/>
    <meta:editing-cycles>26</meta:editing-cycles>
    <meta:editing-duration>PT14820S</meta:editing-duration>
    <meta:user-defined meta:name="Info 1"/>
    <meta:user-defined meta:name="Info 2"/>
    <meta:user-defined meta:name="Info 3"/>
    <meta:user-defined meta:name="Info 4"/>
    <meta:document-statistic meta:page-count="2" meta:paragraph-count="8" meta:word-count="669" meta:character-count="4341" meta:row-count="30" meta:non-whitespace-character-count="3680"/>
  </office:meta>
</office:document-meta>
</file>